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Ina Leibold</text:p>
            <text:p text:style-name="P10"/>
            <text:p text:style-name="P10">Legal Analyst</text:p>
            <text:p text:style-name="Contact_20_info">1234567890 – <text:span text:style-name="T15">lashon.aufderhar@haley.biz – </text:span><text:span text:style-name="T16">www.my-website.com – </text:span><text:span text:style-name="T19">18.05.1950 – </text:span><text:span text:style-name="T20">57664 Vivienneberg - </text:span><text:span text:style-name="T19"><text:s/>Schweiz - ledig</text:span></text:p>
            <text:p text:style-name="Contact_20_info"/>
            <text:p text:style-name="P7">Vel nostrum non saepe illo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11fa57d-8f93-4505-a70f-f13637ab2935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9cd4c06-35ca-4dd8-90ad-2b7fec8b4be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94b638e-541b-4329-bec7-85448620c54f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a Leibold, Greifswalder Str. 4, 57664 Vivienneberg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Vivienneberg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Legal Analyst</text:h>
      <text:p text:style-name="P14"/>
      <text:p text:style-name="P11">Sehr geehrte Damen und Herren</text:p>
      <text:p text:style-name="P11"/>
      <text:p text:style-name="P11">Est sed autem eum optio corporis architecto.</text:p>
      <text:p text:style-name="P11"/>
      <text:p text:style-name="P11">Dolores molestias officiis est velit nam maiores aut.</text:p>
      <text:p text:style-name="P11"/>
      <text:p text:style-name="P11">Blanditiis quia est sunt officia occaecati incidunt.</text:p>
      <text:p text:style-name="P11"/>
      <text:p text:style-name="P11">Freundliche Grüße</text:p>
      <text:p text:style-name="P11"/>
      <text:p text:style-name="P11">Ina Leibo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Ina Leibold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